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/>
    </style:style>
    <style:style style:name="Table1.A" style:family="table-column">
      <style:table-column-properties style:column-width="1.2493in"/>
    </style:style>
    <style:style style:name="Table1.B" style:family="table-column">
      <style:table-column-properties style:column-width="1.0521in"/>
    </style:style>
    <style:style style:name="Table1.C" style:family="table-column">
      <style:table-column-properties style:column-width="1.1257in"/>
    </style:style>
    <style:style style:name="Table1.D" style:family="table-column">
      <style:table-column-properties style:column-width="1.2597in"/>
    </style:style>
    <style:style style:name="Table1.E" style:family="table-column">
      <style:table-column-properties style:column-width="1.8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4896in" fo:margin-left="0in" fo:margin-top="0in" fo:margin-bottom="0in" table:align="left"/>
    </style:style>
    <style:style style:name="Table2.A" style:family="table-column">
      <style:table-column-properties style:column-width="1.2493in"/>
    </style:style>
    <style:style style:name="Table2.B" style:family="table-column">
      <style:table-column-properties style:column-width="0.9896in"/>
    </style:style>
    <style:style style:name="Table2.C" style:family="table-column">
      <style:table-column-properties style:column-width="0.8333in"/>
    </style:style>
    <style:style style:name="Table2.D" style:family="table-column">
      <style:table-column-properties style:column-width="1.1569in"/>
    </style:style>
    <style:style style:name="Table2.E" style:family="table-column">
      <style:table-column-properties style:column-width="2.26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  <style:text-properties fo:font-size="8pt" style:font-size-asian="8pt" style:font-size-complex="8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5">
      <style:paragraph-properties fo:margin-left="1in" fo:margin-right="0in" fo:text-indent="-0.25in" style:auto-text-indent="false"/>
    </style:style>
    <style:style style:name="P13" style:family="paragraph" style:parent-style-name="Standard" style:list-style-name="WWNum3">
      <style:paragraph-properties fo:margin-left="1in" fo:margin-right="0in" fo:text-indent="-0.25in" style:auto-text-indent="false"/>
    </style:style>
    <style:style style:name="P14" style:family="paragraph" style:parent-style-name="Standard" style:list-style-name="WWNum9">
      <style:paragraph-properties fo:margin-left="1in" fo:margin-right="0in" fo:text-indent="-0.25in" style:auto-text-indent="false"/>
    </style:style>
    <style:style style:name="P15" style:family="paragraph" style:parent-style-name="Standard" style:list-style-name="WWNum9">
      <style:paragraph-properties fo:margin-left="1in" fo:margin-right="0in" fo:margin-top="0in" fo:margin-bottom="0in" loext:contextual-spacing="false" fo:line-height="98%" fo:text-indent="-0.2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1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Heading_20_1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size="8pt" fo:font-weight="bold" style:font-size-asian="8pt" style:font-weight-asian="bold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text-underline-style="none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hdw3r64bpcgj"/>Source Details</text:p>
      <text:p text:style-name="Heading_20_2"><text:bookmark text:name="_m7oyn8z5rcce"/>Database Details</text:p>
      <text:p text:style-name="Standard">Here are the details to connect to retail db running under MySQL Database Server.</text:p>
      <text:list xml:id="list1894159782" text:style-name="WWNum4">
        <text:list-item>
          <text:p text:style-name="P3">Hostname</text:p>
        </text:list-item>
        <text:list-item>
          <text:p text:style-name="P3">Port Number</text:p>
        </text:list-item>
        <text:list-item>
          <text:p text:style-name="P3">Database Name: retail_db</text:p>
        </text:list-item>
        <text:list-item>
          <text:p text:style-name="P3">User Name</text:p>
        </text:list-item>
        <text:list-item>
          <text:p text:style-name="P3">Password</text:p>
        </text:list-item>
      </text:list>
      <text:p text:style-name="Standard">Here are the details related to tables from which we need to pull data.</text:p>
      <text:list xml:id="list3377718739" text:style-name="WWNum6">
        <text:list-item>
          <text:p text:style-name="P4">Transactional</text:p>
        </text:list-item>
        <text:list-item>
          <text:p text:style-name="P4">Master Data Tables</text:p>
        </text:list-item>
      </text:list>
      <text:p text:style-name="Heading_20_1"><text:bookmark text:name="_owljcooghjpq"/>Data Pipeline</text:p>
      <text:p text:style-name="Heading_20_2"><text:bookmark text:name="_6g416pbqesgg"/>Read Data</text:p>
      <text:list xml:id="list1848577807" text:style-name="WWNum5">
        <text:list-item>
          <text:p text:style-name="P5">Frequency: DAILY</text:p>
        </text:list-item>
        <text:list-item>
          <text:p text:style-name="P5">Schedule: 2 AM Every Day</text:p>
        </text:list-item>
        <text:list-item>
          <text:p text:style-name="P5">Dimensions</text:p>
          <text:list>
            <text:list-item>
              <text:p text:style-name="P12">Get all the data from products, categories and departments</text:p>
            </text:list-item>
          </text:list>
        </text:list-item>
        <text:list-item>
          <text:p text:style-name="P5">Facts</text:p>
          <text:list>
            <text:list-item>
              <text:p text:style-name="P12">Get the data from orders and order_items based up on order_date</text:p>
            </text:list-item>
          </text:list>
        </text:list-item>
      </text:list>
      <text:p text:style-name="Heading_20_2"><text:bookmark text:name="_jc6p4yc7yqqu"/>Process Data</text:p>
      <text:p text:style-name="Standard"><text:soft-page-break/>Mapping Document - Master Data Tables to Dimensions</text:p>
      <text:list xml:id="list2330687251" text:style-name="WWNum1">
        <text:list-item>
          <text:p text:style-name="P6">Type 1 dimension</text:p>
        </text:list-item>
        <text:list-item>
          <text:p text:style-name="P6">Apply transformation rules based on the mapping.</text:p>
        </text:list-item>
        <text:list-item>
          <text:p text:style-name="P6">Approach 1 - Get join results by running a join query between 3 tables.</text:p>
        </text:list-item>
        <text:list-item>
          <text:p text:style-name="P6">Approach 2 - Get data from all the master data tables, apply processing (join) as part of the pipeline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><text:span text:style-name="T2">Target Table</text:span></text:p>
          </table:table-cell>
          <table:table-cell table:style-name="Table1.A1" office:value-type="string">
            <text:p text:style-name="P16"><text:span text:style-name="T2">Target Column</text:span></text:p>
          </table:table-cell>
          <table:table-cell table:style-name="Table1.A1" office:value-type="string">
            <text:p text:style-name="P16"><text:span text:style-name="T2">Source Table</text:span></text:p>
          </table:table-cell>
          <table:table-cell table:style-name="Table1.A1" office:value-type="string">
            <text:p text:style-name="P16"><text:span text:style-name="T2">Source Column</text:span></text:p>
          </table:table-cell>
          <table:table-cell table:style-name="Table1.A1" office:value-type="string">
            <text:p text:style-name="P16"><text:span text:style-name="T2">Description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3">dim_customers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<text:span text:style-name="T3">customers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<text:span text:style-name="T3">Get all columns from sourc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dim_customers</text:span></text:p>
          </table:table-cell>
          <table:table-cell table:style-name="Table1.A1" office:value-type="string">
            <text:p text:style-name="P16"><text:span text:style-name="T3">batch_id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><text:span text:style-name="T3">dim_customers</text:span></text:p>
          </table:table-cell>
          <table:table-cell table:style-name="Table1.A1" office:value-type="string">
            <text:p text:style-name="P16"><text:span text:style-name="T3">batch_date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<text:span text:style-name="T3">Date on which data is loade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dim_products</text:span></text:p>
          </table:table-cell>
          <table:table-cell table:style-name="Table1.A1" office:value-type="string">
            <text:p text:style-name="P16"><text:span text:style-name="T3">product_id</text:span></text:p>
          </table:table-cell>
          <table:table-cell table:style-name="Table1.A1" office:value-type="string">
            <text:p text:style-name="P16"><text:span text:style-name="T3">products</text:span></text:p>
          </table:table-cell>
          <table:table-cell table:style-name="Table1.A1" office:value-type="string">
            <text:p text:style-name="P16"><text:span text:style-name="T3">product_id</text:span>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><text:span text:style-name="T3">dim_products</text:span></text:p>
          </table:table-cell>
          <table:table-cell table:style-name="Table1.A1" office:value-type="string">
            <text:p text:style-name="P16"><text:span text:style-name="T3">product_name</text:span></text:p>
          </table:table-cell>
          <table:table-cell table:style-name="Table1.A1" office:value-type="string">
            <text:p text:style-name="P2"><text:span text:style-name="T3">products</text:span></text:p>
          </table:table-cell>
          <table:table-cell table:style-name="Table1.A1" office:value-type="string">
            <text:p text:style-name="P2"><text:span text:style-name="T3">product_name</text:span>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><text:span text:style-name="T3">dim_products</text:span></text:p>
          </table:table-cell>
          <table:table-cell table:style-name="Table1.A1" office:value-type="string">
            <text:p text:style-name="P16"><text:span text:style-name="T3">product_price</text:span></text:p>
          </table:table-cell>
          <table:table-cell table:style-name="Table1.A1" office:value-type="string">
            <text:p text:style-name="P2"><text:span text:style-name="T3">products</text:span></text:p>
          </table:table-cell>
          <table:table-cell table:style-name="Table1.A1" office:value-type="string">
            <text:p text:style-name="P2"><text:span text:style-name="T3">product_price</text:span>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><text:span text:style-name="T3">dim_products</text:span></text:p>
          </table:table-cell>
          <table:table-cell table:style-name="Table1.A1" office:value-type="string">
            <text:p text:style-name="P16"><text:span text:style-name="T3">category_id</text:span></text:p>
          </table:table-cell>
          <table:table-cell table:style-name="Table1.A1" office:value-type="string">
            <text:p text:style-name="P16"><text:span text:style-name="T3">categories</text:span></text:p>
          </table:table-cell>
          <table:table-cell table:style-name="Table1.A1" office:value-type="string">
            <text:p text:style-name="P16"><text:span text:style-name="T3">category_id</text:span>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><text:span text:style-name="T3">dim_products</text:span></text:p>
          </table:table-cell>
          <table:table-cell table:style-name="Table1.A1" office:value-type="string">
            <text:p text:style-name="P2"><text:span text:style-name="T3">category_name</text:span></text:p>
          </table:table-cell>
          <table:table-cell table:style-name="Table1.A1" office:value-type="string">
            <text:p text:style-name="P2"><text:span text:style-name="T3">categories</text:span></text:p>
          </table:table-cell>
          <table:table-cell table:style-name="Table1.A1" office:value-type="string">
            <text:p text:style-name="P2"><text:span text:style-name="T3">category_name</text:span>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><text:span text:style-name="T3">dim_products</text:span></text:p>
          </table:table-cell>
          <table:table-cell table:style-name="Table1.A1" office:value-type="string">
            <text:p text:style-name="P2"><text:span text:style-name="T3">department_id</text:span></text:p>
          </table:table-cell>
          <table:table-cell table:style-name="Table1.A1" office:value-type="string">
            <text:p text:style-name="P16"><text:span text:style-name="T3">departments</text:span></text:p>
          </table:table-cell>
          <table:table-cell table:style-name="Table1.A1" office:value-type="string">
            <text:p text:style-name="P2"><text:span text:style-name="T3">department_id</text:span>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><text:span text:style-name="T3">dim_products</text:span></text:p>
          </table:table-cell>
          <table:table-cell table:style-name="Table1.A1" office:value-type="string">
            <text:p text:style-name="P2"><text:span text:style-name="T3">department_name</text:span></text:p>
          </table:table-cell>
          <table:table-cell table:style-name="Table1.A1" office:value-type="string">
            <text:p text:style-name="P2"><text:span text:style-name="T3">departments</text:span></text:p>
          </table:table-cell>
          <table:table-cell table:style-name="Table1.A1" office:value-type="string">
            <text:p text:style-name="P2"><text:span text:style-name="T3">department_name</text:span>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><text:span text:style-name="T3">dim_products</text:span></text:p>
          </table:table-cell>
          <table:table-cell table:style-name="Table1.A1" office:value-type="string">
            <text:p text:style-name="P2"><text:span text:style-name="T3">batch_id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><text:span text:style-name="T3">dim_products</text:span></text:p>
          </table:table-cell>
          <table:table-cell table:style-name="Table1.A1" office:value-type="string">
            <text:p text:style-name="P2"><text:span text:style-name="T3">batch_name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</table:table-row>
      </table:table>
      <text:p text:style-name="Standard"/>
      <text:p text:style-name="Standard">Mapping Document - Transaction Tables to Facts</text:p>
      <text:list xml:id="list1321438351" text:style-name="WWNum8">
        <text:list-item>
          <text:p text:style-name="P7"><text:soft-page-break/>Get all the required fields from orders and order_items by passing a date as argument.</text:p>
        </text:list-item>
        <text:list-item>
          <text:p text:style-name="P7">Filtering and Aggregations should be done using Pandas as part of the pipeline</text:p>
        </text:list-item>
        <text:list-item>
          <text:p text:style-name="P7">Data should be filtered and pre-aggregated as per the transformation logic and then should be stored into the fact.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><text:span text:style-name="T2">Target Table</text:span></text:p>
          </table:table-cell>
          <table:table-cell table:style-name="Table2.A1" office:value-type="string">
            <text:p text:style-name="P2"><text:span text:style-name="T2">Target Column</text:span></text:p>
          </table:table-cell>
          <table:table-cell table:style-name="Table2.A1" office:value-type="string">
            <text:p text:style-name="P2"><text:span text:style-name="T2">Source Table</text:span></text:p>
          </table:table-cell>
          <table:table-cell table:style-name="Table2.A1" office:value-type="string">
            <text:p text:style-name="P2"><text:span text:style-name="T2">Source Column</text:span></text:p>
          </table:table-cell>
          <table:table-cell table:style-name="Table2.A1" office:value-type="string">
            <text:p text:style-name="P2"><text:span text:style-name="T2">Description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fact_product_revenue_dly</text:span></text:p>
          </table:table-cell>
          <table:table-cell table:style-name="Table2.A1" office:value-type="string">
            <text:p text:style-name="P2"><text:span text:style-name="T3">date_id (int)</text:span></text:p>
          </table:table-cell>
          <table:table-cell table:style-name="Table2.A1" office:value-type="string">
            <text:p text:style-name="P2"><text:span text:style-name="T3">orders</text:span></text:p>
          </table:table-cell>
          <table:table-cell table:style-name="Table2.A1" office:value-type="string">
            <text:p text:style-name="P2"><text:span text:style-name="T3">order_date (date)</text:span></text:p>
          </table:table-cell>
          <table:table-cell table:style-name="Table2.A1" office:value-type="string">
            <text:p text:style-name="P2"><text:span text:style-name="T3">Just store the date part of it, ignoring timestamp.</text:span></text:p>
            <text:p text:style-name="P2"><text:span text:style-name="T3">(e. g: 20140101)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fact_product_revenue_dly</text:span></text:p>
          </table:table-cell>
          <table:table-cell table:style-name="Table2.A1" office:value-type="string">
            <text:p text:style-name="P2"><text:span text:style-name="T3">product_id</text:span></text:p>
          </table:table-cell>
          <table:table-cell table:style-name="Table2.A1" office:value-type="string">
            <text:p text:style-name="P2"><text:span text:style-name="T3">order_items</text:span></text:p>
          </table:table-cell>
          <table:table-cell table:style-name="Table2.A1" office:value-type="string">
            <text:p text:style-name="P2"><text:span text:style-name="T3">order_item_product_id</text:span></text:p>
          </table:table-cell>
          <table:table-cell table:style-name="Table2.A1" office:value-type="string">
            <text:p text:style-name="P2"><text:span text:style-name="T3">Get the product ids as is from source to target as per this mapping.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fact_product_revenue_dly</text:span></text:p>
          </table:table-cell>
          <table:table-cell table:style-name="Table2.A1" office:value-type="string">
            <text:p text:style-name="P2"><text:span text:style-name="T3">product_revenue</text:span></text:p>
          </table:table-cell>
          <table:table-cell table:style-name="Table2.A1" office:value-type="string">
            <text:p text:style-name="P2"><text:span text:style-name="T3">order_items</text:span></text:p>
          </table:table-cell>
          <table:table-cell table:style-name="Table2.A1" office:value-type="string">
            <text:p text:style-name="P2"><text:span text:style-name="T3">order_item_subtotal</text:span></text:p>
          </table:table-cell>
          <table:table-cell table:style-name="Table2.A1" office:value-type="string">
            <text:list xml:id="list687943" text:style-name="WWNum2">
              <text:list-item>
                <text:p text:style-name="P8"><text:span text:style-name="T3">Filtering - COMPLETE or CLOSED orders (orders.order_status)</text:span></text:p>
              </text:list-item>
              <text:list-item>
                <text:p text:style-name="P8"><text:span text:style-name="T3">Aggregation - sum(order_item_subtotal) group by orders.order_date and order_items.order_item_product_id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<text:span text:style-name="T3">fact_product_revenue_dly</text:span></text:p>
          </table:table-cell>
          <table:table-cell table:style-name="Table2.A1" office:value-type="string">
            <text:p text:style-name="P2"><text:span text:style-name="T3">outstanding_revenue</text:span></text:p>
          </table:table-cell>
          <table:table-cell table:style-name="Table2.A1" office:value-type="string">
            <text:p text:style-name="P2"><text:span text:style-name="T3">order_items</text:span></text:p>
          </table:table-cell>
          <table:table-cell table:style-name="Table2.A1" office:value-type="string">
            <text:p text:style-name="P2"><text:span text:style-name="T3">order_item_subtotal</text:span></text:p>
          </table:table-cell>
          <table:table-cell table:style-name="Table2.A1" office:value-type="string">
            <text:list xml:id="list54133630651418" text:continue-numbering="true" text:style-name="WWNum2">
              <text:list-item>
                <text:p text:style-name="P8"><text:span text:style-name="T3">Filtering - PENDING_PAYMENT or PROCESSING or PENDING orders (orders.order_status)</text:span></text:p>
              </text:list-item>
              <text:list-item>
                <text:p text:style-name="P8"><text:span text:style-name="T3">Aggregation - sum(order_item_subtotal) group by orders.order_date and order_items.order_item_product_id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<text:span text:style-name="T3">fact_revenue_dly</text:span></text:p>
          </table:table-cell>
          <table:table-cell table:style-name="Table2.A1" office:value-type="string">
            <text:p text:style-name="P2"><text:span text:style-name="T3">date_id (int)</text:span></text:p>
          </table:table-cell>
          <table:table-cell table:style-name="Table2.A1" office:value-type="string">
            <text:p text:style-name="P2"><text:span text:style-name="T3">orders</text:span></text:p>
          </table:table-cell>
          <table:table-cell table:style-name="Table2.A1" office:value-type="string">
            <text:p text:style-name="P2"><text:span text:style-name="T3">order_date (date)</text:span></text:p>
          </table:table-cell>
          <table:table-cell table:style-name="Table2.A1" office:value-type="string">
            <text:p text:style-name="P2"><text:span text:style-name="T3">Just store the date part of it, ignoring timestamp.</text:span></text:p>
            <text:p text:style-name="P2"><text:span text:style-name="T3">(e. g: 20140101)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fact_revenue_dly</text:span></text:p>
          </table:table-cell>
          <table:table-cell table:style-name="Table2.A1" office:value-type="string">
            <text:p text:style-name="P2"><text:span text:style-name="T3">revenue</text:span></text:p>
          </table:table-cell>
          <table:table-cell table:style-name="Table2.A1" office:value-type="string">
            <text:p text:style-name="P2"><text:span text:style-name="T3">order_items</text:span></text:p>
          </table:table-cell>
          <table:table-cell table:style-name="Table2.A1" office:value-type="string">
            <text:p text:style-name="P2"><text:span text:style-name="T3">order_item_subtotal</text:span></text:p>
          </table:table-cell>
          <table:table-cell table:style-name="Table2.A1" office:value-type="string">
            <text:list xml:id="list54134075905101" text:continue-numbering="true" text:style-name="WWNum2">
              <text:list-item>
                <text:p text:style-name="P8"><text:span text:style-name="T3">Filtering - COMPLETE or CLOSED orders (orders.order_status)</text:span></text:p>
              </text:list-item>
              <text:list-item>
                <text:p text:style-name="P8"><text:span text:style-name="T3">Aggregation - sum(order_item_subtotal) group by orders.order_dat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<text:span text:style-name="T3">fact_revenue_dly</text:span></text:p>
          </table:table-cell>
          <table:table-cell table:style-name="Table2.A1" office:value-type="string">
            <text:p text:style-name="P16"><text:span text:style-name="T3">total_order_cnt</text:span></text:p>
          </table:table-cell>
          <table:table-cell table:style-name="Table2.A1" office:value-type="string">
            <text:p text:style-name="P16"><text:span text:style-name="T3">orders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list xml:id="list1984940547" text:style-name="WWNum7">
              <text:list-item>
                <text:p text:style-name="P18"><text:span text:style-name="T3">Aggregation - count(1) group by orders.order_date and order_items.oder_item_product_id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<text:span text:style-name="T3">fact_revenue_dly</text:span></text:p>
          </table:table-cell>
          <table:table-cell table:style-name="Table2.A1" office:value-type="string">
            <text:p text:style-name="P16"><text:span text:style-name="T3">revenue_order_cnt</text:span></text:p>
          </table:table-cell>
          <table:table-cell table:style-name="Table2.A1" office:value-type="string">
            <text:p text:style-name="P2"><text:span text:style-name="T3">orders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list xml:id="list54134313083949" text:continue-list="list54134075905101" text:style-name="WWNum2">
              <text:list-item>
                <text:p text:style-name="P8"><text:span text:style-name="T3">Filtering - COMPLETE or CLOSED orders (orders.order_status)</text:span></text:p>
              </text:list-item>
              <text:list-item>
                <text:p text:style-name="P8"><text:span text:style-name="T3">Aggregation - count(1) group by orders.order_date and order_items.order_item_product_id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<text:span text:style-name="T3">fact_revenue_dly</text:span></text:p>
          </table:table-cell>
          <table:table-cell table:style-name="Table2.A1" office:value-type="string">
            <text:p text:style-name="P16"><text:span text:style-name="T3">canceled_order_cnt</text:span></text:p>
          </table:table-cell>
          <table:table-cell table:style-name="Table2.A1" office:value-type="string">
            <text:p text:style-name="P2"><text:span text:style-name="T3">orders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list xml:id="list54134908565154" text:continue-numbering="true" text:style-name="WWNum2">
              <text:list-item>
                <text:p text:style-name="P8"><text:span text:style-name="T3">Filtering - CANCELED orders (orders.order_status)</text:span></text:p>
              </text:list-item>
              <text:list-item>
                <text:p text:style-name="P8"><text:span text:style-name="T3">Aggregation - count(1) group by orders.order_date and order_items.order_item_product_id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<text:span text:style-name="T3">fact_revenue_dly</text:span></text:p>
          </table:table-cell>
          <table:table-cell table:style-name="Table2.A1" office:value-type="string">
            <text:p text:style-name="P16"><text:span text:style-name="T3">outstanding_order_cnt</text:span></text:p>
          </table:table-cell>
          <table:table-cell table:style-name="Table2.A1" office:value-type="string">
            <text:p text:style-name="P2"><text:span text:style-name="T3">orders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list xml:id="list54134056856177" text:continue-numbering="true" text:style-name="WWNum2">
              <text:list-item>
                <text:p text:style-name="P8"><text:span text:style-name="T3">Filtering - PENDING_PAYMENT or PROCESSING or PENDING orders (orders.order_status)</text:span></text:p>
              </text:list-item>
              <text:list-item>
                <text:p text:style-name="P8"><text:span text:style-name="T3">Aggregation - count(1) group by orders.order_date and order_items.order_item_product_id</text:span></text:p>
              </text:list-item>
            </text:list>
          </table:table-cell>
        </table:table-row>
      </table:table>
      <text:p text:style-name="Standard"/>
      <text:p text:style-name="Heading_20_2"><text:bookmark text:name="_q8gtoocydzp"/>Load Data</text:p>
      <text:list xml:id="list637676697" text:style-name="WWNum3">
        <text:list-item>
          <text:p text:style-name="P9">Frequency: DAILY</text:p>
        </text:list-item>
        <text:list-item>
          <text:p text:style-name="P9">SLA: By 8 AM every day</text:p>
        </text:list-item>
        <text:list-item>
          <text:p text:style-name="P9">Dimensions</text:p>
          <text:list>
            <text:list-item>
              <text:p text:style-name="P13">Delete the existing dimension data</text:p>
            </text:list-item>
            <text:list-item>
              <text:p text:style-name="P13"><text:soft-page-break/>Load the snapshot from the source</text:p>
            </text:list-item>
          </text:list>
        </text:list-item>
        <text:list-item>
          <text:p text:style-name="P9">Facts</text:p>
          <text:list>
            <text:list-item>
              <text:p text:style-name="P13">Facts should be loaded after dimensions are loaded</text:p>
            </text:list-item>
          </text:list>
        </text:list-item>
      </text:list>
      <text:p text:style-name="Heading_20_1"><text:bookmark text:name="_um4pme49pdtt"/>Target Details</text:p>
      <text:p text:style-name="Heading_20_2"><text:bookmark text:name="_uj1ua8982hys"/>Database Details</text:p>
      <text:p text:style-name="P19">Here are the details related to the data warehouse into which data should be loaded.</text:p>
      <text:list xml:id="list54134080245994" text:continue-list="list1894159782" text:style-name="WWNum4">
        <text:list-item>
          <text:p text:style-name="P3">Hostname</text:p>
        </text:list-item>
        <text:list-item>
          <text:p text:style-name="P3">Port Number</text:p>
        </text:list-item>
        <text:list-item>
          <text:p text:style-name="P3">Database Name: retail_dw</text:p>
        </text:list-item>
        <text:list-item>
          <text:p text:style-name="P3">User Name</text:p>
        </text:list-item>
        <text:list-item>
          <text:p text:style-name="P3">Password</text:p>
        </text:list-item>
      </text:list>
      <text:p text:style-name="Standard">Here are the details about Facts and Dimensions.</text:p>
      <text:list xml:id="list2333956592" text:style-name="WWNum9">
        <text:list-item>
          <text:p text:style-name="P11">Facts</text:p>
          <text:list>
            <text:list-item>
              <text:p text:style-name="P15">fact_product_revenue_dly</text:p>
            </text:list-item>
          </text:list>
        </text:list-item>
        <text:list-item>
          <text:p text:style-name="P10">Dimensions</text:p>
          <text:list>
            <text:list-item>
              <text:p text:style-name="P14">dim_product </text:p>
            </text:list-item>
            <text:list-item>
              <text:p text:style-name="P14">dim_customer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8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4" meta:paragraph-count="155" meta:word-count="550" meta:character-count="3960" meta:non-whitespace-character-count="3614"/>
    <meta:generator>LibreOfficeDev/6.0.5.2$Linux_X86_64 LibreOffice_project/</meta:generator>
  </office:meta>
</office:document-meta>
</file>